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RelaciónDeudaPIBMensualConsolidada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Relación Deuda PIB Mensual Consolidada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los saldos de la deuda externa, interna <text:s/>y <text:s/>total <text:s/>a <text:s/>nivel <text:s/>consolidado, <text:s/>en <text:s/>relación <text:s/>al <text:s/>PIB <text:s/>nominal a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</text:p>
          </table:table-cell>
          <table:table-cell office:value-type="string" table:style-name="ce3">
            <text:p>Columna que muestra el año al que corresponde el cálculo estadíst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S</text:p>
          </table:table-cell>
          <table:table-cell office:value-type="string" table:style-name="ce3">
            <text:p>Columna que muestra el mes al que corresponde el cálculo estadíst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IB</text:p>
          </table:table-cell>
          <table:table-cell office:value-type="string" table:style-name="ce3">
            <text:p>Producto Interno Bruto tomado de la página web del BCE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TAL SALDO DEUDA EXTERNA</text:p>
          </table:table-cell>
          <table:table-cell office:value-type="string" table:style-name="ce3">
            <text:p>Monto total de deuda externa publicada en el boletin mensu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TAL SALDO DEUDA INTERNA</text:p>
          </table:table-cell>
          <table:table-cell office:value-type="string" table:style-name="ce3">
            <text:p>Monto total de deuda interna publicada en el boletin mensua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TOTAL SALDO DEUDA PÚBLICA</text:p>
          </table:table-cell>
          <table:table-cell office:value-type="string" table:style-name="ce3">
            <text:p>Suma del monto de deuda interna y la deuda externa <text:s/>nivel del Sector Público Total.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RELACIÓN DEUDA/PIB</text:p>
          </table:table-cell>
          <table:table-cell office:value-type="string" table:style-name="ce3">
            <text:p>El indicador Deuda/PIB estimado por el FMI bajo su metodología y definiciones para el año 2018 asciende a 45,8%</text:p>
          </table:table-cell>
          <table:table-cell table:number-columns-repeated="16382"/>
        </table:table-row>
        <table:table-row table:number-rows-repeated="104856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7:10Z</dc:date>
  </office:meta>
</office:document-meta>
</file>